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73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78.16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CTION 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/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3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p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ps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rior</text:p>
          </table:table-cell>
          <table:table-cell/>
          <table:table-cell office:value-type="string" calcext:value-type="string">
            <text:p>rather drun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ior</text:p>
          </table:table-cell>
          <table:table-cell/>
          <table:table-cell office:value-type="string" calcext:value-type="string">
            <text:p>lo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rior</text:p>
          </table:table-cell>
          <table:table-cell/>
          <table:table-cell office:value-type="string" calcext:value-type="string">
            <text:p>black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i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ounce, proclaim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im</text:p>
          </table:table-cell>
          <table:table-cell/>
          <table:table-cell office:value-type="string" calcext:value-type="string">
            <text:p>once upon a time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is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ell and tru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dic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sty, chasti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stock still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umque</text:p>
          </table:table-cell>
          <table:table-cell/>
          <table:table-cell office:value-type="string" calcext:value-type="string">
            <text:p>on both sides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3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p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ium,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risdiction, pow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urageously, bold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tra, o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cu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 agreemen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ing caught sight o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iae, a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f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i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, at la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off, e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tes, 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 (+acc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, beyo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rcenes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av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u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a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e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idi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xt da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yed to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forwar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e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bac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 themselv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sk, evening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m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 both sid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ff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ith 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, sm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atric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carr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sa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ric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ften u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on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ne, fille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do, mak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a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ceit, tri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ngress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ness, evi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st of 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l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e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r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quis</text:p>
          </table:table-cell>
          <table:table-cell/>
          <table:table-cell office:value-type="string" calcext:value-type="string">
            <text:p>someone or oth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no value, worthles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u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much, a great dea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g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st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ince, whe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g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t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3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 hing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c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k, groan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, which, wh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mp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favourable to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dimen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orders, comman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tus (+da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 wi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qui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in the w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u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ttle, small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bored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up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pleasu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4A</text:p>
          </table:table-cell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7909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/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 table:number-rows-repeated="1048071">
          <table:table-cell table:number-columns-repeated="1024"/>
        </table:table-row>
        <table:table-row table:style-name="ro3" table:number-rows-repeated="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367:vol1.C448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4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 style:data-style-name="N2" text:time-value="18:20:05.644540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5.1.6.2$Linux_X86_64 LibreOffice_project/10m0$Build-2</meta:generator>
    <dc:date>2019-04-11T20:09:38.429350933</dc:date>
    <meta:editing-duration>P9DT15H28M39S</meta:editing-duration>
    <meta:editing-cycles>165</meta:editing-cycles>
    <meta:document-statistic meta:table-count="2" meta:cell-count="4037" meta:object-count="0"/>
  </office:meta>
</office:document-meta>
</file>